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2701" officeooo:paragraph-rsid="001c2701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8b62" officeooo:paragraph-rsid="001e8b62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d4597" officeooo:paragraph-rsid="001d4597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e8b62" officeooo:paragraph-rsid="001e8b62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066d1" officeooo:paragraph-rsid="002066d1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239a3" officeooo:paragraph-rsid="002239a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2b94e" officeooo:paragraph-rsid="0022b94e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410f3" officeooo:paragraph-rsid="002410f3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53579" officeooo:paragraph-rsid="00253579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220a5d" officeooo:paragraph-rsid="00220a5d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2f7f93" officeooo:paragraph-rsid="002f7f9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8208"/>
    </style:style>
    <style:style style:name="T3" style:family="text">
      <style:text-properties style:text-underline-style="solid" style:text-underline-width="auto" style:text-underline-color="font-color" officeooo:rsid="00267733"/>
    </style:style>
    <style:style style:name="T4" style:family="text">
      <style:text-properties style:text-underline-style="solid" style:text-underline-width="auto" style:text-underline-color="font-color" officeooo:rsid="0029f6a6"/>
    </style:style>
    <style:style style:name="T5" style:family="text">
      <style:text-properties style:text-underline-style="solid" style:text-underline-width="auto" style:text-underline-color="font-color" officeooo:rsid="002acd2b"/>
    </style:style>
    <style:style style:name="T6" style:family="text">
      <style:text-properties style:text-underline-style="solid" style:text-underline-width="auto" style:text-underline-color="font-color" officeooo:rsid="00220a5d"/>
    </style:style>
    <style:style style:name="T7" style:family="text">
      <style:text-properties officeooo:rsid="00221b3c"/>
    </style:style>
    <style:style style:name="T8" style:family="text">
      <style:text-properties officeooo:rsid="00248208"/>
    </style:style>
    <style:style style:name="T9" style:family="text">
      <style:text-properties officeooo:rsid="00267733"/>
    </style:style>
    <style:style style:name="T10" style:family="text">
      <style:text-properties officeooo:rsid="002e0473"/>
    </style:style>
    <style:style style:name="T11" style:family="text">
      <style:text-properties officeooo:rsid="002f7f93"/>
    </style:style>
    <style:style style:name="T12" style:family="text">
      <style:text-properties officeooo:rsid="00220a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 LOGICO</text:p>
      <text:p text:style-name="P1"/>
      <text:p text:style-name="P3">UTENTE(<text:span text:style-name="T1">Username</text:span>, <text:span text:style-name="T1">Email</text:span> , Tipo, Residenza, Data Nascita)</text:p>
      <text:p text:style-name="P3"/>
      <text:p text:style-name="P3"><text:s/>PREFERENZA(<text:span text:style-name="T1">UTENTE,CATEGORIA</text:span>) </text:p>
      <text:p text:style-name="P4"/>
      <text:p text:style-name="P4">CATEGORIA(<text:span text:style-name="T1">Nome)</text:span></text:p>
      <text:p text:style-name="P2"/>
      <text:p text:style-name="P5">SOTTOCATEGORIA(<text:span text:style-name="T1">CATEGORIA, Nome)</text:span> //ingloba relazione appartenenza grazie a cardinaità 1,1</text:p>
      <text:p text:style-name="P4"/>
      <text:p text:style-name="P10">TOPIC<text:span text:style-name="T11">1</text:span>(<text:span text:style-name="T1">CATEGORIA,DOMANDA_</text:span><text:span text:style-name="T4">APERTA</text:span>)</text:p>
      <text:p text:style-name="P10"/>
      <text:p text:style-name="P11">TOPIC2<text:span text:style-name="T12">(</text:span><text:span text:style-name="T6">CATEGORIA,</text:span><text:span text:style-name="T1">SONDAGGIO</text:span><text:span text:style-name="T12">)</text:span></text:p>
      <text:p text:style-name="P6"/>
      <text:p text:style-name="P7">DOMANDE_APERTE(<text:span text:style-name="T4">UTENTE,data</text:span>)</text:p>
      <text:p text:style-name="P7"/>
      <text:p text:style-name="P7">SONDAGGIO(<text:span text:style-name="T5">UTENTE,data</text:span>)</text:p>
      <text:p text:style-name="P2"/>
      <text:p text:style-name="P8">RISPOSTA_PREDEFINITA<text:span text:style-name="T8">(</text:span><text:span text:style-name="T2">UTENTE,SONDAGGIO</text:span><text:span text:style-name="T8">,anonimo)</text:span></text:p>
      <text:p text:style-name="P8"/>
      <text:p text:style-name="P9">RISPOSTA_APERTA(<text:span text:style-name="T1">UTENTE,</text:span><text:span text:style-name="T3">data,</text:span><text:span text:style-name="T9"> anonimo, voto(voto+ , voto -), DOMANDA_APERTA)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1:55:37.345000000</meta:creation-date>
    <dc:date>2015-05-16T09:16:53.845000000</dc:date>
    <meta:editing-duration>PT18M59S</meta:editing-duration>
    <meta:editing-cycles>21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11" meta:word-count="32" meta:character-count="430" meta:non-whitespace-character-count="407"/>
  </office:meta>
</office:document-meta>
</file>